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062d27" officeooo:paragraph-rsid="00062d27"/>
    </style:style>
    <style:style style:name="P2" style:family="paragraph" style:parent-style-name="Text_20_body">
      <style:text-properties officeooo:rsid="00062d27" officeooo:paragraph-rsid="00062d27"/>
    </style:style>
    <style:style style:name="P3" style:family="paragraph" style:parent-style-name="Text_20_body">
      <style:text-properties officeooo:rsid="00062d27" officeooo:paragraph-rsid="000781b9"/>
    </style:style>
    <style:style style:name="P4" style:family="paragraph" style:parent-style-name="Text_20_body">
      <style:text-properties officeooo:rsid="000918ba" officeooo:paragraph-rsid="000918ba"/>
    </style:style>
    <style:style style:name="P5" style:family="paragraph" style:parent-style-name="Text_20_body">
      <style:text-properties officeooo:rsid="000918ba" officeooo:paragraph-rsid="000cd0fc"/>
    </style:style>
    <style:style style:name="P6" style:family="paragraph" style:parent-style-name="Text_20_body">
      <style:text-properties officeooo:rsid="000bedad" officeooo:paragraph-rsid="000bedad"/>
    </style:style>
    <style:style style:name="P7" style:family="paragraph" style:parent-style-name="Text_20_body">
      <style:text-properties officeooo:rsid="000cd0fc" officeooo:paragraph-rsid="000cd0fc"/>
    </style:style>
    <style:style style:name="P8" style:family="paragraph" style:parent-style-name="Text_20_body">
      <style:text-properties officeooo:rsid="000e3ea4" officeooo:paragraph-rsid="000e3ea4"/>
    </style:style>
    <style:style style:name="P9" style:family="paragraph" style:parent-style-name="Text_20_body">
      <style:text-properties officeooo:rsid="000e3ea4" officeooo:paragraph-rsid="00111425"/>
    </style:style>
    <style:style style:name="P10" style:family="paragraph" style:parent-style-name="Text_20_body">
      <style:text-properties officeooo:rsid="000e3ea4" officeooo:paragraph-rsid="00117c2b"/>
    </style:style>
    <style:style style:name="P11" style:family="paragraph" style:parent-style-name="Text_20_body">
      <style:text-properties officeooo:rsid="00117c2b" officeooo:paragraph-rsid="00117c2b"/>
    </style:style>
    <style:style style:name="P12" style:family="paragraph" style:parent-style-name="Text_20_body">
      <style:text-properties officeooo:rsid="0012494f" officeooo:paragraph-rsid="0012494f"/>
    </style:style>
    <style:style style:name="P13" style:family="paragraph" style:parent-style-name="Text_20_body">
      <style:text-properties officeooo:rsid="0015adc3" officeooo:paragraph-rsid="0015adc3"/>
    </style:style>
    <style:style style:name="P14" style:family="paragraph" style:parent-style-name="Text_20_body">
      <style:text-properties officeooo:rsid="00180f51" officeooo:paragraph-rsid="0018638d"/>
    </style:style>
    <style:style style:name="P15" style:family="paragraph" style:parent-style-name="Text_20_body">
      <style:text-properties officeooo:rsid="00137001" officeooo:paragraph-rsid="0018638d"/>
    </style:style>
    <style:style style:name="P16" style:family="paragraph" style:parent-style-name="Text_20_body">
      <style:text-properties officeooo:rsid="00111425" officeooo:paragraph-rsid="00111425"/>
    </style:style>
    <style:style style:name="P17" style:family="paragraph" style:parent-style-name="Text_20_body">
      <style:text-properties officeooo:rsid="0018bc27" officeooo:paragraph-rsid="0018bc27"/>
    </style:style>
    <style:style style:name="P18" style:family="paragraph" style:parent-style-name="Text_20_body">
      <style:text-properties officeooo:rsid="0018bc27" officeooo:paragraph-rsid="00195835"/>
    </style:style>
    <style:style style:name="P19" style:family="paragraph" style:parent-style-name="Text_20_body">
      <style:text-properties officeooo:rsid="00195835" officeooo:paragraph-rsid="00195835"/>
    </style:style>
    <style:style style:name="P20" style:family="paragraph" style:parent-style-name="Text_20_body">
      <style:text-properties officeooo:rsid="001b1bfa" officeooo:paragraph-rsid="001b1bfa"/>
    </style:style>
    <style:style style:name="P21" style:family="paragraph" style:parent-style-name="Subtitle">
      <style:text-properties officeooo:rsid="00062d27" officeooo:paragraph-rsid="00062d27"/>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left="0.4925in" fo:margin-right="0in" fo:margin-top="0in" fo:margin-bottom="0in" loext:contextual-spacing="false" fo:text-indent="0in" style:auto-text-indent="false"/>
    </style:style>
    <style:style style:name="P24" style:family="paragraph" style:parent-style-name="Text_20_body">
      <style:paragraph-properties fo:margin-left="0.4925in" fo:margin-right="0in" fo:margin-top="0in" fo:margin-bottom="0in" loext:contextual-spacing="false" fo:text-indent="0in" style:auto-text-indent="false"/>
      <style:text-properties officeooo:rsid="000918ba" officeooo:paragraph-rsid="000918ba"/>
    </style:style>
    <style:style style:name="P25" style:family="paragraph" style:parent-style-name="Text_20_body">
      <style:paragraph-properties fo:margin-left="0.4925in" fo:margin-right="0in" fo:margin-top="0in" fo:margin-bottom="0in" loext:contextual-spacing="false" fo:text-indent="0in" style:auto-text-indent="false"/>
      <style:text-properties officeooo:rsid="000918ba" officeooo:paragraph-rsid="000a4597"/>
    </style:style>
    <style:style style:name="P26" style:family="paragraph" style:parent-style-name="Text_20_body">
      <style:paragraph-properties fo:margin-left="0.4925in" fo:margin-right="0in" fo:margin-top="0in" fo:margin-bottom="0in" loext:contextual-spacing="false" fo:text-indent="0in" style:auto-text-indent="false"/>
      <style:text-properties officeooo:rsid="000a4597" officeooo:paragraph-rsid="000a4597"/>
    </style:style>
    <style:style style:name="P27" style:family="paragraph" style:parent-style-name="Text_20_body">
      <style:paragraph-properties fo:margin-left="0.4925in" fo:margin-right="0in" fo:text-indent="0in" style:auto-text-indent="false"/>
      <style:text-properties officeooo:rsid="00137001" officeooo:paragraph-rsid="0018638d"/>
    </style:style>
    <style:style style:name="P28" style:family="paragraph" style:parent-style-name="Text_20_body">
      <style:paragraph-properties fo:margin-left="0.4925in" fo:margin-right="0in" fo:text-indent="0in" style:auto-text-indent="false"/>
      <style:text-properties style:text-line-through-style="none" style:text-line-through-type="none" style:font-name="Liberation Mono" fo:font-size="11pt" officeooo:rsid="00195835" officeooo:paragraph-rsid="00195835" style:font-size-asian="11pt" style:font-size-complex="11pt"/>
    </style:style>
    <style:style style:name="P29" style:family="paragraph" style:parent-style-name="Text_20_body">
      <style:paragraph-properties fo:margin-left="0.4925in" fo:margin-right="0in" fo:text-indent="0in" style:auto-text-indent="false"/>
      <style:text-properties style:text-line-through-style="none" style:text-line-through-type="none" officeooo:rsid="00195835" officeooo:paragraph-rsid="00195835"/>
    </style:style>
    <style:style style:name="P30" style:family="paragraph" style:parent-style-name="Text_20_body">
      <style:paragraph-properties fo:margin-left="0.4925in" fo:margin-right="0in" fo:text-indent="0in" style:auto-text-indent="false"/>
      <style:text-properties style:font-name="Liberation Mono" fo:font-size="11pt" officeooo:rsid="00195835" officeooo:paragraph-rsid="00195835" style:font-size-asian="11pt" style:font-size-complex="11pt"/>
    </style:style>
    <style:style style:name="P31" style:family="paragraph" style:parent-style-name="Text_20_body">
      <style:paragraph-properties fo:margin-left="0.4925in" fo:margin-right="0in" fo:text-indent="0in" style:auto-text-indent="false"/>
      <style:text-properties style:font-name="Liberation Mono" fo:font-size="11pt" officeooo:rsid="00180f51" officeooo:paragraph-rsid="0018638d" style:font-size-asian="11pt" style:font-size-complex="11pt"/>
    </style:style>
    <style:style style:name="P32" style:family="paragraph" style:parent-style-name="Text_20_body">
      <style:paragraph-properties fo:margin-left="0.9846in" fo:margin-right="0in" fo:margin-top="0in" fo:margin-bottom="0in" loext:contextual-spacing="false" fo:text-indent="0in" style:auto-text-indent="false"/>
      <style:text-properties officeooo:rsid="000918ba" officeooo:paragraph-rsid="000918ba"/>
    </style:style>
    <style:style style:name="P33" style:family="paragraph" style:parent-style-name="Text_20_body">
      <style:paragraph-properties fo:margin-left="0.9846in" fo:margin-right="0in" fo:margin-top="0in" fo:margin-bottom="0in" loext:contextual-spacing="false" fo:text-indent="0in" style:auto-text-indent="false"/>
      <style:text-properties officeooo:rsid="000918ba" officeooo:paragraph-rsid="000a4597"/>
    </style:style>
    <style:style style:name="P34" style:family="paragraph" style:parent-style-name="Text_20_body">
      <style:paragraph-properties fo:margin-left="0.9846in" fo:margin-right="0in" fo:margin-top="0in" fo:margin-bottom="0.1in" loext:contextual-spacing="false" fo:text-indent="0in" style:auto-text-indent="false"/>
      <style:text-properties officeooo:rsid="000a4597" officeooo:paragraph-rsid="000a4597"/>
    </style:style>
    <style:style style:name="P35" style:family="paragraph" style:parent-style-name="Text_20_body">
      <style:paragraph-properties fo:margin-left="0.9846in" fo:margin-right="0in" fo:text-indent="0in" style:auto-text-indent="false"/>
      <style:text-properties officeooo:rsid="00137001" officeooo:paragraph-rsid="0018638d"/>
    </style:style>
    <style:style style:name="P36" style:family="paragraph" style:parent-style-name="Text_20_body">
      <style:paragraph-properties fo:margin-left="0.9846in" fo:margin-right="0in" fo:text-indent="0in" style:auto-text-indent="false"/>
      <style:text-properties style:font-name="Liberation Mono" fo:font-size="11pt" officeooo:rsid="00137001" officeooo:paragraph-rsid="0018638d" style:font-size-asian="11pt" style:font-size-complex="11pt"/>
    </style:style>
    <style:style style:name="P37" style:family="paragraph" style:parent-style-name="Text_20_body">
      <style:paragraph-properties fo:margin-left="0.9846in" fo:margin-right="0in" fo:text-indent="0in" style:auto-text-indent="false"/>
      <style:text-properties style:font-name="Liberation Mono" fo:font-size="11pt" officeooo:rsid="00180f51" officeooo:paragraph-rsid="0018638d" style:font-size-asian="11pt" style:font-size-complex="11pt"/>
    </style:style>
    <style:style style:name="P38" style:family="paragraph" style:parent-style-name="Text_20_body">
      <style:paragraph-properties fo:margin-left="0.9846in" fo:margin-right="0in" fo:text-indent="0in" style:auto-text-indent="false"/>
      <style:text-properties style:text-line-through-style="none" style:text-line-through-type="none" style:font-name="Liberation Mono" fo:font-size="11pt" officeooo:rsid="00195835" officeooo:paragraph-rsid="00195835" style:font-size-asian="11pt" style:font-size-complex="11pt"/>
    </style:style>
    <style:style style:name="P39" style:family="paragraph" style:parent-style-name="Text_20_body">
      <style:paragraph-properties fo:margin-left="0.9846in" fo:margin-right="0in" fo:text-indent="0in" style:auto-text-indent="false"/>
      <style:text-properties style:text-line-through-style="none" style:text-line-through-type="none" officeooo:rsid="00195835" officeooo:paragraph-rsid="00195835"/>
    </style:style>
    <style:style style:name="P40" style:family="paragraph" style:parent-style-name="Text_20_body">
      <style:paragraph-properties fo:margin-left="0in" fo:margin-right="0in" fo:margin-top="0in" fo:margin-bottom="0in" loext:contextual-spacing="false" fo:text-indent="0in" style:auto-text-indent="false"/>
      <style:text-properties officeooo:rsid="000a4597" officeooo:paragraph-rsid="000a4597"/>
    </style:style>
    <style:style style:name="P41" style:family="paragraph" style:parent-style-name="Text_20_body">
      <style:paragraph-properties fo:margin-left="0in" fo:margin-right="0in" fo:text-indent="0in" style:auto-text-indent="false"/>
      <style:text-properties officeooo:rsid="000bedad" officeooo:paragraph-rsid="0015bdb1"/>
    </style:style>
    <style:style style:name="P42" style:family="paragraph" style:parent-style-name="Text_20_body">
      <style:paragraph-properties fo:margin-left="0in" fo:margin-right="0in" fo:text-indent="0in" style:auto-text-indent="false"/>
      <style:text-properties officeooo:rsid="00137001" officeooo:paragraph-rsid="0018638d"/>
    </style:style>
    <style:style style:name="P43" style:family="paragraph" style:parent-style-name="List_20_Heading">
      <style:text-properties officeooo:paragraph-rsid="0015adc3"/>
    </style:style>
    <style:style style:name="P44" style:family="paragraph" style:parent-style-name="Text_20_body">
      <style:paragraph-properties fo:margin-left="1.4772in" fo:margin-right="0in" fo:text-indent="0in" style:auto-text-indent="false"/>
      <style:text-properties style:font-name="Liberation Mono" fo:font-size="11pt" officeooo:rsid="00137001" officeooo:paragraph-rsid="0018638d" style:font-size-asian="11pt" style:font-size-complex="11pt"/>
    </style:style>
    <style:style style:name="P45" style:family="paragraph" style:parent-style-name="Text_20_body" style:list-style-name="L1">
      <style:text-properties officeooo:rsid="00062d27" officeooo:paragraph-rsid="00062d27"/>
    </style:style>
    <style:style style:name="P46" style:family="paragraph" style:parent-style-name="Text_20_body" style:list-style-name="L2">
      <style:text-properties officeooo:rsid="0018638d" officeooo:paragraph-rsid="0018638d"/>
    </style:style>
    <style:style style:name="P47" style:family="paragraph" style:parent-style-name="Text_20_body" style:list-style-name="L3">
      <style:text-properties officeooo:rsid="0018bc27" officeooo:paragraph-rsid="0018bc27"/>
    </style:style>
    <style:style style:name="P48" style:family="paragraph" style:parent-style-name="Text_20_body" style:list-style-name="L3">
      <style:text-properties officeooo:rsid="0018bc27" officeooo:paragraph-rsid="00195835"/>
    </style:style>
    <style:style style:name="P49" style:family="paragraph" style:parent-style-name="Text_20_body" style:list-style-name="L4">
      <style:text-properties officeooo:rsid="000a4597" officeooo:paragraph-rsid="000cd0fc"/>
    </style:style>
    <style:style style:name="P50" style:family="paragraph" style:parent-style-name="Text_20_body" style:list-style-name="L4">
      <style:text-properties officeooo:rsid="000a829e" officeooo:paragraph-rsid="000cd0fc"/>
    </style:style>
    <style:style style:name="P51" style:family="paragraph" style:parent-style-name="Text_20_body" style:list-style-name="L4">
      <style:text-properties officeooo:rsid="0012494f" officeooo:paragraph-rsid="0012494f"/>
    </style:style>
    <style:style style:name="P52" style:family="paragraph" style:parent-style-name="Text_20_body" style:list-style-name="L5">
      <style:text-properties officeooo:paragraph-rsid="001b1bfa"/>
    </style:style>
    <style:style style:name="P53" style:family="paragraph" style:parent-style-name="Text_20_body" style:list-style-name="L6">
      <style:text-properties officeooo:paragraph-rsid="001b1bfa"/>
    </style:style>
    <style:style style:name="P54" style:family="paragraph" style:parent-style-name="Text_20_body">
      <style:text-properties officeooo:rsid="00195835" officeooo:paragraph-rsid="00195835"/>
    </style:style>
    <style:style style:name="P55" style:family="paragraph" style:parent-style-name="Text_20_body">
      <style:text-properties officeooo:rsid="00195835" officeooo:paragraph-rsid="001ef8ea"/>
    </style:style>
    <style:style style:name="P56" style:family="paragraph" style:parent-style-name="Text_20_body">
      <style:text-properties officeooo:paragraph-rsid="001ef8ea"/>
    </style:style>
    <style:style style:name="P57" style:family="paragraph" style:parent-style-name="Heading_20_1">
      <style:text-properties officeooo:paragraph-rsid="000bedad"/>
    </style:style>
    <style:style style:name="T1" style:family="text">
      <style:text-properties officeooo:rsid="0006ead2"/>
    </style:style>
    <style:style style:name="T2" style:family="text">
      <style:text-properties fo:font-style="italic" style:font-style-asian="italic" style:font-style-complex="italic"/>
    </style:style>
    <style:style style:name="T3" style:family="text">
      <style:text-properties fo:font-style="italic" officeooo:rsid="0006ead2" style:font-style-asian="italic" style:font-style-complex="italic"/>
    </style:style>
    <style:style style:name="T4" style:family="text">
      <style:text-properties fo:font-style="normal" officeooo:rsid="0006ead2" style:font-style-asian="normal" style:font-style-complex="normal"/>
    </style:style>
    <style:style style:name="T5" style:family="text">
      <style:text-properties officeooo:rsid="000918ba"/>
    </style:style>
    <style:style style:name="T6" style:family="text">
      <style:text-properties officeooo:rsid="000a4597"/>
    </style:style>
    <style:style style:name="T7" style:family="text">
      <style:text-properties officeooo:rsid="000a829e"/>
    </style:style>
    <style:style style:name="T8" style:family="text">
      <style:text-properties style:font-name="Liberation Mono" fo:font-size="11pt" style:font-size-asian="11pt" style:font-size-complex="11pt"/>
    </style:style>
    <style:style style:name="T9" style:family="text">
      <style:text-properties style:font-name="Liberation Mono" fo:font-size="11pt" officeooo:rsid="000f18e7" style:font-size-asian="11pt" style:font-size-complex="11pt"/>
    </style:style>
    <style:style style:name="T10" style:family="text">
      <style:text-properties style:font-name="Liberation Mono" fo:font-size="11pt" officeooo:rsid="00111425" style:font-size-asian="11pt" style:font-size-complex="11pt"/>
    </style:style>
    <style:style style:name="T11" style:family="text">
      <style:text-properties style:font-name="Liberation Mono" fo:font-size="11pt" officeooo:rsid="00117c2b" style:font-size-asian="11pt" style:font-size-complex="11pt"/>
    </style:style>
    <style:style style:name="T12" style:family="text">
      <style:text-properties style:font-name="Liberation Mono" fo:font-size="11pt" officeooo:rsid="00137001" style:font-size-asian="11pt" style:font-size-complex="11pt"/>
    </style:style>
    <style:style style:name="T13" style:family="text">
      <style:text-properties style:font-name="Liberation Mono" fo:font-size="11pt" officeooo:rsid="0015adc3" style:font-size-asian="11pt" style:font-size-complex="11pt"/>
    </style:style>
    <style:style style:name="T14" style:family="text">
      <style:text-properties style:font-name="Liberation Mono" fo:font-size="11pt" officeooo:rsid="0015e192" style:font-size-asian="11pt" style:font-size-complex="11pt"/>
    </style:style>
    <style:style style:name="T15" style:family="text">
      <style:text-properties style:font-name="Liberation Mono" fo:font-size="11pt" officeooo:rsid="0018638d" style:font-size-asian="11pt" style:font-size-complex="11pt"/>
    </style:style>
    <style:style style:name="T16" style:family="text">
      <style:text-properties style:font-name="Liberation Mono" fo:font-size="11pt" officeooo:rsid="00195835" style:font-size-asian="11pt" style:font-size-complex="11pt"/>
    </style:style>
    <style:style style:name="T17" style:family="text">
      <style:text-properties style:font-name="Liberation Mono" fo:font-size="11pt" officeooo:rsid="0019fefa" style:font-size-asian="11pt" style:font-size-complex="11pt"/>
    </style:style>
    <style:style style:name="T18" style:family="text">
      <style:text-properties style:font-name="Liberation Mono" fo:font-size="11pt" officeooo:rsid="000a829e" style:font-size-asian="11pt" style:font-size-complex="11pt"/>
    </style:style>
    <style:style style:name="T19" style:family="text">
      <style:text-properties style:font-name="Liberation Mono" fo:font-size="11pt" officeooo:rsid="001b1bfa" style:font-size-asian="11pt" style:font-size-complex="11pt"/>
    </style:style>
    <style:style style:name="T20" style:family="text">
      <style:text-properties style:font-name="Liberation Mono" fo:font-size="11pt" officeooo:rsid="001b7257" style:font-size-asian="11pt" style:font-size-complex="11pt"/>
    </style:style>
    <style:style style:name="T21" style:family="text">
      <style:text-properties officeooo:rsid="000c545f"/>
    </style:style>
    <style:style style:name="T22" style:family="text">
      <style:text-properties officeooo:rsid="000cd0fc"/>
    </style:style>
    <style:style style:name="T23" style:family="text">
      <style:text-properties officeooo:rsid="000e3ea4"/>
    </style:style>
    <style:style style:name="T24" style:family="text">
      <style:text-properties officeooo:rsid="000f18e7"/>
    </style:style>
    <style:style style:name="T25" style:family="text">
      <style:text-properties officeooo:rsid="00111425"/>
    </style:style>
    <style:style style:name="T26" style:family="text">
      <style:text-properties officeooo:rsid="00137001"/>
    </style:style>
    <style:style style:name="T27" style:family="text">
      <style:text-properties officeooo:rsid="0015adc3"/>
    </style:style>
    <style:style style:name="T28" style:family="text">
      <style:text-properties officeooo:rsid="0015bdb1"/>
    </style:style>
    <style:style style:name="T29" style:family="text">
      <style:text-properties officeooo:rsid="0015e192"/>
    </style:style>
    <style:style style:name="T30" style:family="text">
      <style:text-properties officeooo:rsid="00169692"/>
    </style:style>
    <style:style style:name="T31" style:family="text">
      <style:text-properties officeooo:rsid="00180f51"/>
    </style:style>
    <style:style style:name="T32" style:family="text">
      <style:text-properties officeooo:rsid="0018638d"/>
    </style:style>
    <style:style style:name="T33" style:family="text">
      <style:text-properties officeooo:rsid="00195835"/>
    </style:style>
    <style:style style:name="T34" style:family="text">
      <style:text-properties officeooo:rsid="0019fefa"/>
    </style:style>
    <style:style style:name="T35" style:family="text">
      <style:text-properties officeooo:rsid="001b1bfa"/>
    </style:style>
    <style:style style:name="T36" style:family="text">
      <style:text-properties officeooo:rsid="001b7257"/>
    </style:style>
    <style:style style:name="T37" style:family="text">
      <style:text-properties officeooo:rsid="001ef8ea"/>
    </style:style>
    <text:list-style style:name="L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nivoreLE</text:p>
      <text:p text:style-name="P21">(Live Edition)</text:p>
      <text:p text:style-name="P2"/>
      <text:h text:style-name="Heading_20_1" text:outline-level="1">Description</text:h>
      <text:p text:style-name="P2">CarnivoreLE is a triage tool primarily intended for forensically-sound previews and data capture on live suspect computers. The suspect computer must <text:span text:style-name="T28">be</text:span> either IBM PC or Apple Macintosh architecture equipped with microprocessor(s) supporting AMD 64 bit. The suspect operating system must be a 64-bit version of GNU/Linux (2.6.24 kernel or above), Microsoft Windows (version 6.0 Vista or above), or OS X/MacOS 10.7 or above. Issues may be encountered with the following:</text:p>
      <text:list xml:id="list1123947396" text:style-name="L1">
        <text:list-item>
          <text:p text:style-name="P45">GNU/Linux distributions other than those based on RPM or DEB and/or with kernel versions below 2.6.24.</text:p>
        </text:list-item>
        <text:list-item>
          <text:p text:style-name="P45">Windows versions lower than 6.1 “Windows 7”.</text:p>
        </text:list-item>
        <text:list-item>
          <text:p text:style-name="P45">OS X versions lower than 10.7.</text:p>
        </text:list-item>
      </text:list>
      <text:p text:style-name="P2">Minimum hardware resources sufficient to run any of the above operating systems as prescribed by their respective manufacturers are also sufficient to run CarnivoreLE.</text:p>
      <text:p text:style-name="P3">CarnivoreLE is designed with speed, <text:span text:style-name="T1">forensic integrity, and automation as priorities. It takes advantage of a command line interface (CLI) to maintain the smallest memory footprint possible. When ran from a properly configured external device, i.e. Carnivore Portable, and with access to root or administrator privilege, data gathering modules called </text:span><text:span text:style-name="T3">reapers</text:span><text:span text:style-name="T4"> each provide dialog</text:span><text:span text:style-name="T1"> and options to the examiner. All operations are logged and maintained in the evidence store. CarnivoreLE is written in C and makes use of the fastest technologies such as Snappy compression, Advanced Forensic Format version 4 (AFF4) formating, and PMEM imagers. Applications written in the C language are very fast on all three systems. The C language, being both a low- and mid-level language, has been used consistently since the late 1960’s to build programs that are arguably faster than comparable programs written in any other language. Automation to enhance ease of use and reduction of user error is consistent throughout.</text:span></text:p>
      <text:p text:style-name="P4">Carnivore Portable is a rugged external disk drive equipped with a <text:span text:style-name="T6">1.7” </text:span>2 TiB solid state drive (SSD) bearing one logical partition and one extended partition with four volumes:</text:p>
      <text:p text:style-name="P22">Partition 1 – <text:span text:style-name="T5">Primary - CARNPM</text:span></text:p>
      <text:p text:style-name="P23">5.4 GiB, FAT32, contains live disk CarnivorePM</text:p>
      <text:p text:style-name="P22">Partition 2 – Extended</text:p>
      <text:p text:style-name="P23">Partition 5 – <text:span text:style-name="T5">WINTOOLS</text:span></text:p>
      <text:p text:style-name="P32">4.3 GiB, NTFS, contains live tools for Windows including CarnivoreLE. <text:span text:style-name="T26">The </text:span><text:span text:style-name="T12">carnivore</text:span><text:span text:style-name="T26"> or </text:span><text:span text:style-name="T12">carnivore.exe</text:span><text:span text:style-name="T26"> executable file must be accompanied by the </text:span><text:span text:style-name="T12">config</text:span><text:span text:style-name="T26">, </text:span><text:span text:style-name="T12">docs</text:span><text:span text:style-name="T26">, and </text:span><text:span text:style-name="T12">thirdparty</text:span><text:span text:style-name="T26"> source code directories. See Building below.</text:span></text:p>
      <text:p text:style-name="P24"><text:soft-page-break/>Partition 6 – MACTOOLS</text:p>
      <text:p text:style-name="P33">4.3 GiB, HFS+, contains live tools for <text:span text:style-name="T6">Macintosh</text:span> including CarnivoreLE</text:p>
      <text:p text:style-name="P25">Partition <text:span text:style-name="T6">7</text:span> – <text:span text:style-name="T6">LIN</text:span>TOOLS</text:p>
      <text:p text:style-name="P33">4.3 GiB, <text:span text:style-name="T6">Ext4</text:span>, contains live tools for <text:span text:style-name="T6">GNU/Linux</text:span> including CarnivoreLE</text:p>
      <text:p text:style-name="P26">Partition 8 – EVIDENCE</text:p>
      <text:p text:style-name="P34">1.9 TiB, exFAT, output area for CarnivoreLE and CarnivorePM</text:p>
      <text:p text:style-name="P40">Carnivore Portable is equipped with USB 3.0 (backward compatible), Firewire 800, and eSATA ports. It meets or exceeds current US military specifications for ruggedness and submersibility. In the absence of a branded Carnivore Portable unit, any external storage disk can be substituted provided that it can be partitioned, formatted, and connected sufficiently. Substitute units should be used at the practitioner’s own risk <text:span text:style-name="T22">with the understanding that resource specifications less than that outlined above will be slower, less efficient, less storage space, etc</text:span>.</text:p>
      <text:h text:style-name="P57" text:outline-level="1">Programming</text:h>
      <text:p text:style-name="P6">The repo includes <text:span text:style-name="T28">two main</text:span> branches as follows:</text:p>
      <text:p text:style-name="P6"><text:tab/>master</text:p>
      <text:p text:style-name="P6"><text:tab/>develop</text:p>
      <text:p text:style-name="P41"><text:span text:style-name="T28">Additional branches will come and go as needed. </text:span>The hierarchy can largely be ignored except to pay attention to which branch you’r<text:span text:style-name="T22">e</text:span> on. <text:span text:style-name="T28">All three platforms are represented in each branch. </text:span>If you intend to make <text:span text:style-name="T28">general </text:span>pull requests, only those sent from the develop branch <text:span text:style-name="T28">will be </text:span>accepted. <text:span text:style-name="T28">The master branch represents the latest stable version. Developer pulls and pull requests can be made from develop and any special branch other than master if you expect to work in that branch.</text:span></text:p>
      <text:p text:style-name="P41">Also, any changes <text:span text:style-name="T28">for</text:span> one platform <text:span text:style-name="T28">(i.e. Linux) </text:span>that should reasonably be expected <text:span text:style-name="T28">to pertain </text:span>to the other <text:span text:style-name="T28">platforms (i.e. Windows and/or Macintosh)</text:span> should be <text:span text:style-name="T21">included in those as well at the development stage. Read the instructions on contributions in both repo and </text:span><text:a xlink:type="simple" xlink:href="https://positronikal.github.io/" text:style-name="Internet_20_link" text:visited-style-name="Visited_20_Internet_20_Link"><text:span text:style-name="T21">https://positronikal.github.io/</text:span></text:a><text:span text:style-name="T21">.</text:span></text:p>
      <text:p text:style-name="P6">CarnivoreLE is written in C with the exception of <text:span text:style-name="T29">occasional </text:span>script<text:span text:style-name="T29">ing. When development moves outside the C source code, preferred scripting should be in </text:span>bash <text:span text:style-name="T29">for Linux/Macintosh or batch/Powershell for Windows</text:span>. <text:span text:style-name="T29">These scripting methods are likely to be the most ubiquitous across all targeted operating systems. Python being an obvious first choice, doesn’t come with Windows natively and its behavior can’t be predicted with accuracy across Linux distributions and Macintosh and therefore isn’t practical for this application. </text:span>C<text:span text:style-name="T22">ode</text:span>::B<text:span text:style-name="T22">locks (C::B)</text:span> was used as the IDE and all files necessary for configuration are included in the repos. Originally, the various implementations of CarnivoreLE were written on native platforms, but this was changed at one point in favor of <text:span text:style-name="T22">GNU/</text:span>Linux as the development environment for <text:span text:style-name="T29">both Linux and Windows </text:span>implementations. <text:span text:style-name="T29">C::B is used for Macintosh as well, but only on a OS X/MacOS computer.</text:span></text:p>
      <text:p text:style-name="P14">Version control is maintained via git from the CarnivoreLE root directory, not the individual implementations:</text:p>
      <text:list xml:id="list816071071" text:style-name="L2">
        <text:list-item>
          <text:p text:style-name="P46"><text:soft-page-break/>Fork the CarnivoreLE repo and clearly note that it is a fork. GitHub does this, but theirs isn’t always noticeable. Don’t create a fork of a fork, then expect to pull request to this origin.</text:p>
        </text:list-item>
        <text:list-item>
          <text:p text:style-name="P46">Clone your fork to a local repo.</text:p>
        </text:list-item>
        <text:list-item>
          <text:p text:style-name="P46">Make changes in the local repo using the preferred branch (not master).</text:p>
        </text:list-item>
        <text:list-item>
          <text:p text:style-name="P46">Push to your fork.</text:p>
        </text:list-item>
        <text:list-item>
          <text:p text:style-name="P46">Pull request from your fork.</text:p>
        </text:list-item>
      </text:list>
      <text:p text:style-name="P15">The source code layout is as follows:</text:p>
      <text:p text:style-name="P42"><text:span text:style-name="T8">-CarnivoreLE</text:span> = <text:span text:style-name="T32">R</text:span>oot directory <text:span text:style-name="T32">c</text:span>ontains subdirectories, GNU standard documents, and C::B project files.</text:p>
      <text:p text:style-name="P27">- <text:span text:style-name="T8">docs/</text:span> = Application documentation.</text:p>
      <text:p text:style-name="P27"><text:span text:style-name="T8">-</text:span><text:span text:style-name="T14">LIN/</text:span></text:p>
      <text:p text:style-name="P35">- <text:span text:style-name="T8">bin/</text:span> = Compiled binaries. Only exists if compiled using C::B.</text:p>
      <text:p text:style-name="P44">-<text:span text:style-name="T30">Debug/</text:span></text:p>
      <text:p text:style-name="P44">-<text:span text:style-name="T30">Release/</text:span></text:p>
      <text:p text:style-name="P35">- <text:span text:style-name="T8">config/</text:span> = Configuration files.</text:p>
      <text:p text:style-name="P35">- <text:span text:style-name="T8">include/</text:span> = Header files.</text:p>
      <text:p text:style-name="P35">- <text:span text:style-name="T8">obj/</text:span> = Object files. Only exists if compiled using C::B.</text:p>
      <text:p text:style-name="P44">-<text:span text:style-name="T30">Debug/</text:span></text:p>
      <text:p text:style-name="P44">-<text:span text:style-name="T30">Release/</text:span></text:p>
      <text:p text:style-name="P35">- <text:span text:style-name="T8">src/</text:span> = Source code files.</text:p>
      <text:p text:style-name="P35">- <text:span text:style-name="T8">thirdparty/</text:span> = Third party applications.</text:p>
      <text:p text:style-name="P36">-<text:span text:style-name="T31">carnivore.cbp</text:span></text:p>
      <text:p text:style-name="P37">-carnivore.depend</text:p>
      <text:p text:style-name="P37">-carnivore.layout</text:p>
      <text:p text:style-name="P27"><text:span text:style-name="T8">-</text:span><text:span text:style-name="T14">MAC/</text:span><text:span text:style-name="T29"> = OS X / MacOS implementation</text:span></text:p>
      <text:p text:style-name="P35">- <text:span text:style-name="T8">bin/</text:span> = Compiled binaries. Only exists if compiled using C::B.</text:p>
      <text:p text:style-name="P44">-<text:span text:style-name="T30">Debug/</text:span></text:p>
      <text:p text:style-name="P44">-<text:span text:style-name="T30">Release/</text:span></text:p>
      <text:p text:style-name="P35">- <text:span text:style-name="T8">config/</text:span> = Configuration files.</text:p>
      <text:p text:style-name="P35">- <text:span text:style-name="T8">include/</text:span> = Header files.</text:p>
      <text:p text:style-name="P35"><text:soft-page-break/>- <text:span text:style-name="T8">obj/</text:span> = Object files. Only exists if compiled using C::B.</text:p>
      <text:p text:style-name="P44">-<text:span text:style-name="T30">Debug/</text:span></text:p>
      <text:p text:style-name="P44">-<text:span text:style-name="T30">Release/</text:span></text:p>
      <text:p text:style-name="P35">- <text:span text:style-name="T8">src/</text:span> = Source code files.</text:p>
      <text:p text:style-name="P35">- <text:span text:style-name="T8">thirdparty/</text:span> = Third party applications.</text:p>
      <text:p text:style-name="P36">-<text:span text:style-name="T31">carnivore.cbp</text:span></text:p>
      <text:p text:style-name="P37">-carnivore.depend</text:p>
      <text:p text:style-name="P37">-carnivore.layout</text:p>
      <text:p text:style-name="P27"><text:span text:style-name="T8">-</text:span><text:span text:style-name="T14">WIN/</text:span><text:span text:style-name="T29"> = Windows implementation</text:span></text:p>
      <text:p text:style-name="P35">- <text:span text:style-name="T8">bin/</text:span> = Compiled binaries. Only exists if compiled using C::B.</text:p>
      <text:p text:style-name="P44">-<text:span text:style-name="T30">Debug/</text:span></text:p>
      <text:p text:style-name="P44">-<text:span text:style-name="T30">Release/</text:span></text:p>
      <text:p text:style-name="P35">- <text:span text:style-name="T8">config/</text:span> = Configuration files.</text:p>
      <text:p text:style-name="P35">- <text:span text:style-name="T8">include/</text:span> = Header files.</text:p>
      <text:p text:style-name="P35">- <text:span text:style-name="T8">obj/</text:span> = Object files. Only exists if compiled using C::B.</text:p>
      <text:p text:style-name="P44">-<text:span text:style-name="T30">Debug/</text:span></text:p>
      <text:p text:style-name="P44">-<text:span text:style-name="T30">Release/</text:span></text:p>
      <text:p text:style-name="P35">- <text:span text:style-name="T8">src/</text:span> = Source code files.</text:p>
      <text:p text:style-name="P35">- <text:span text:style-name="T8">thirdparty/</text:span> = Third party applications.</text:p>
      <text:p text:style-name="P36">-<text:span text:style-name="T31">carnivore.cbp</text:span></text:p>
      <text:p text:style-name="P37">-carnivore.depend</text:p>
      <text:p text:style-name="P37">-carnivore.layout</text:p>
      <text:p text:style-name="P31">-.git/</text:p>
      <text:p text:style-name="P31">-ATTRIBUTION</text:p>
      <text:p text:style-name="P31">-AUTHORS</text:p>
      <text:p text:style-name="P31">-BUGS</text:p>
      <text:p text:style-name="P31">-CONTRIBUTING</text:p>
      <text:p text:style-name="P31">-COPYING</text:p>
      <text:p text:style-name="P31">-README.md</text:p>
      <text:p text:style-name="P31">-USING</text:p>
      <text:p text:style-name="P31">-VERSION</text:p>
      <text:p text:style-name="P31"><text:soft-page-break/>-.gitignore</text:p>
      <text:h text:style-name="Heading_20_1" text:outline-level="1">Building</text:h>
      <text:p text:style-name="P6">Building is done using C::B <text:span text:style-name="T22">configured with GCC, Clang, and MINGW </text:span>compilers <text:span text:style-name="T7">for GNU/Linux, Mac, and Windows </text:span>respectively<text:span text:style-name="T7">. </text:span>All settings for both DEBUG and RELEASE should auto-populate when the project file (carnivore.cbp) is opened in the IDE.</text:p>
      <text:p text:style-name="P17">Substitute units for Carnivore Portable require some manual changes. Rugged external hard disk drives are highly recommended and with the type of connectivity necessary, i.e. USB 3.0, eSATA, Firewire, etc. The drive should be partitioned into at least four (4) partitions with the following labels/properties:</text:p>
      <text:list xml:id="list1485124768" text:style-name="L3">
        <text:list-item>
          <text:p text:style-name="P47"><text:span text:style-name="T8">LINTOOLS</text:span> = 4 GB, ext4</text:p>
        </text:list-item>
        <text:list-item>
          <text:p text:style-name="P47"><text:span text:style-name="T8">MACTOOLS</text:span> = 4GB, HFS+</text:p>
        </text:list-item>
        <text:list-item>
          <text:p text:style-name="P47"><text:span text:style-name="T8">WINTOOLS</text:span> = 4GB, NTFS</text:p>
        </text:list-item>
        <text:list-item>
          <text:p text:style-name="P48"><text:span text:style-name="T8">EVIDENCE</text:span> = *, <text:span text:style-name="T33">ExFAT</text:span></text:p>
        </text:list-item>
      </text:list>
      <text:p text:style-name="P18">* <text:span text:style-name="T33">= Remainder of drive space. Carnivore Portable ships with an </text:span><text:span text:style-name="T16">EVIDENCE</text:span><text:span text:style-name="T33"> partition of ~</text:span> <text:span text:style-name="T33">1.9 TB.</text:span></text:p>
      <text:p text:style-name="P19">Each of the <text:span text:style-name="T8">_TOOLS</text:span> partitions should have a <text:span text:style-name="T8">CarnivoreLE</text:span> directory with the following contents:</text:p>
      <text:p text:style-name="P30">-config/</text:p>
      <text:p text:style-name="P38">-uthashes-___.txt (lin, mac, or win)</text:p>
      <text:p text:style-name="P38">-utlist-___.txt (lin, mac, or win)</text:p>
      <text:p text:style-name="P28">-docs/ <text:span text:style-name="T37">(*)</text:span></text:p>
      <text:p text:style-name="P38">-carnivore.1 <text:span text:style-name="T34">(UNIX man page)</text:span></text:p>
      <text:p text:style-name="P38">-CarnivoreLE Manual.pdf</text:p>
      <text:p text:style-name="P29"><text:span text:style-name="T8">-</text:span><text:span text:style-name="T17">thirdparty/</text:span><text:span text:style-name="T34"> (**)</text:span></text:p>
      <text:p text:style-name="P39"><text:span text:style-name="T8">-</text:span><text:span text:style-name="T17">hashdeep</text:span><text:span text:style-name="T34"> (Linux and Macintosh) or </text:span><text:span text:style-name="T17">hashdeep64.exe</text:span><text:span text:style-name="T34"> (Windows)</text:span></text:p>
      <text:p text:style-name="P39"><text:span text:style-name="T8">-</text:span><text:span text:style-name="T17">linpmem</text:span><text:span text:style-name="T34"> (Linux) or </text:span><text:span text:style-name="T17">osxpmem.zip</text:span><text:span text:style-name="T34"> (Macintosh) or </text:span><text:span text:style-name="T17">winpmem.exe</text:span><text:span text:style-name="T34"> (Windows)</text:span></text:p>
      <text:p text:style-name="P29"><text:span text:style-name="T8">-</text:span><text:span text:style-name="T17">carnivore</text:span><text:span text:style-name="T34"> (Linux or Macintosh) or </text:span><text:span text:style-name="T17">carnivore.exe</text:span><text:span text:style-name="T34"> (Windows) (***)</text:span></text:p>
      <text:p text:style-name="P19">* <text:span text:style-name="T37">= The repo also has an ODT file. This is only provided for editing/updates and should be exported to PDF for inclusion in this sub-directory.</text:span></text:p>
      <text:p text:style-name="P55">** <text:span text:style-name="T37">= Windows must also have </text:span><text:span text:style-name="T17">handle64.exe</text:span><text:span text:style-name="T34"> in the </text:span><text:span text:style-name="T17">thirdparty</text:span><text:span text:style-name="T34"> directory. This file cannot be distributed by this repo per the licensing agreement. It must be manually obtained from this link and stored in the </text:span><text:span text:style-name="T17">thirdparty</text:span><text:span text:style-name="T34"> directory:</text:span></text:p>
      <text:p text:style-name="P55"><text:tab/><text:a xlink:type="simple" xlink:href="https://docs.microsoft.com/en-us/sysinternals/downloads/handle" text:style-name="Internet_20_link" text:visited-style-name="Visited_20_Internet_20_Link">https://docs.microsoft.com/en-us/sysinternals/downloads/handle</text:a></text:p>
      <text:p text:style-name="P56"><text:soft-page-break/><text:span text:style-name="T33">*** = Note that the carnivore/carnivore.exe executable is located in the root of the </text:span><text:span text:style-name="T17">CarnivoreLE</text:span><text:span text:style-name="T34"> directory.</text:span></text:p>
      <text:h text:style-name="Heading_20_1" text:outline-level="1">Operation Cycle and Usage</text:h>
      <text:p text:style-name="P5">Using CarnivoreLE requires Carnivore Portable <text:span text:style-name="T34">or a substitute unit </text:span>and presumes the suspect computer, i.e. <text:span text:style-name="T2">Device Under Test</text:span> or DUT, is in a running state. <text:span text:style-name="T6">Quick start steps are as follows:</text:span></text:p>
      <text:list xml:id="list287880724" text:style-name="L4">
        <text:list-item>
          <text:p text:style-name="P49">Connect Carnivore Portable using the fastest cable transfer method available from the DUT and allow it to be auto-recognized/auto-mounted. Do not allow the DUT to perform any optimization checks or modifications to Carnivore Portable. <text:span text:style-name="T22">On Windows systems, some modification is unavoidable, therefore the goal is to protect the Carnivore Portable bootloader as much as possible be opting out of any dialogs presented by the DUT.</text:span></text:p>
        </text:list-item>
        <text:list-item>
          <text:p text:style-name="P49">Open <text:span text:style-name="T7">a terminal window and navigate to the tools partition appropriate to the DUT, i.e. </text:span><text:span text:style-name="T18">WINTOOLS</text:span><text:span text:style-name="T7">, </text:span><text:span text:style-name="T18">MACTOOLS</text:span><text:span text:style-name="T7">, or </text:span><text:span text:style-name="T18">LINTOOLS</text:span><text:span text:style-name="T7"> and run </text:span><text:span text:style-name="T18">carnivore</text:span><text:span text:style-name="T7">:</text:span></text:p>
          <text:p text:style-name="P50">Windows (run cmd.exe as administrator): <text:span text:style-name="T17">&gt; c</text:span><text:span text:style-name="T8">arnivore</text:span></text:p>
          <text:p text:style-name="P50">Mac and Linux: <text:span text:style-name="T8">$ ./carnivore</text:span></text:p>
        </text:list-item>
        <text:list-item>
          <text:p text:style-name="P50">Follow the onscreen prompts until the application exits. <text:span text:style-name="T32">Linux and Mac will prompt for </text:span><text:span text:style-name="T15">sudo</text:span><text:span text:style-name="T32"> password as necessary.</text:span></text:p>
        </text:list-item>
        <text:list-item>
          <text:p text:style-name="P50">Leave Carnivore Portable connected and reboot the DUT into CarnivorePM to review output from CarnivoreLE or perform additional preview/triage examinations.</text:p>
        </text:list-item>
        <text:list-item>
          <text:p text:style-name="P50">Shutdown DUT, remove Carnivore Portable and reconnect to Carnivore Workstation in a lab environment for further examination/analysis.</text:p>
        </text:list-item>
        <text:list-item>
          <text:p text:style-name="P51">All reports, logs, and other output will be located in the session’s evidence directory.</text:p>
        </text:list-item>
      </text:list>
      <text:h text:style-name="Heading_20_2" text:outline-level="2">Steps Unique to OS X / MacOS</text:h>
      <text:p text:style-name="P20">Imaging requires specific ownership and permissions to be passed to the operating system. Allow this by following these steps:</text:p>
      <text:list xml:id="list1777358083" text:style-name="L5">
        <text:list-item>
          <text:p text:style-name="P52"><text:span text:style-name="T35">In Finder, select the </text:span><text:span text:style-name="T19">MACTOOLS</text:span><text:span text:style-name="T35"> volume.</text:span></text:p>
        </text:list-item>
        <text:list-item>
          <text:p text:style-name="P52"><text:span text:style-name="T35">Choose </text:span><text:span text:style-name="T19">File</text:span><text:span text:style-name="T35"> &gt; </text:span><text:span text:style-name="T19">Get Info</text:span><text:span text:style-name="T35">.</text:span></text:p>
        </text:list-item>
        <text:list-item>
          <text:p text:style-name="P52"><text:span text:style-name="T35">Click the disclosure triangle next to </text:span><text:span text:style-name="T19">Sharing &amp; Permissions</text:span><text:span text:style-name="T35">.</text:span></text:p>
        </text:list-item>
        <text:list-item>
          <text:p text:style-name="P52"><text:span text:style-name="T35">If necessary, click the lock icon and enter a username and password that can use </text:span><text:span text:style-name="T19">sudo</text:span><text:span text:style-name="T35">.</text:span></text:p>
        </text:list-item>
        <text:list-item>
          <text:p text:style-name="P52"><text:span text:style-name="T35">Uncheck the “</text:span><text:span text:style-name="T19">Ignore ownership on this volume</text:span><text:span text:style-name="T35">” checkbox. You DO NOT want to ignore ownership.</text:span></text:p>
        </text:list-item>
      </text:list>
      <text:p text:style-name="P20">Loading the kernel extension (<text:span text:style-name="T8">kext</text:span>) requires user approval and will generate a “<text:span text:style-name="T8">System Extension Blocked</text:span>” notification. When this occurs, follow these steps:</text:p>
      <text:list xml:id="list285906994" text:style-name="L6">
        <text:list-item>
          <text:p text:style-name="P53"><text:soft-page-break/><text:span text:style-name="T35">Open </text:span><text:span text:style-name="T19">System Preferences</text:span><text:span text:style-name="T35"> &gt; </text:span><text:span text:style-name="T19">Security &amp; Privacy</text:span><text:span text:style-name="T35">.</text:span></text:p>
        </text:list-item>
        <text:list-item>
          <text:p text:style-name="P53"><text:span text:style-name="T35">If necessary, click the lock icon and enter a username and password that can use </text:span><text:span text:style-name="T19">sudo</text:span><text:span text:style-name="T35">.</text:span></text:p>
        </text:list-item>
        <text:list-item>
          <text:p text:style-name="P53"><text:span text:style-name="T35">Select “</text:span><text:span text:style-name="T19">App Store &amp; identified developers</text:span><text:span text:style-name="T35">” button.</text:span></text:p>
        </text:list-item>
        <text:list-item>
          <text:p text:style-name="P53"><text:span text:style-name="T35">Select “</text:span><text:span text:style-name="T19">Allow</text:span><text:span text:style-name="T35">” for Adam Sindelar's </text:span><text:span text:style-name="T19">kext</text:span><text:span text:style-name="T35">.</text:span></text:p>
        </text:list-item>
      </text:list>
      <text:h text:style-name="Heading_20_1" text:outline-level="1">Native Utility Verification</text:h>
      <text:p text:style-name="P7">CarnivoreLE makes calls to libraries, headers, and utilities found on the native DUT system. This alleviates the need <text:span text:style-name="T23">for the practitioner to bring this same software preloaded on Carnivore Portable. The disparity between UNIX utilities and the concept of nested external references on Windows systems, i.e. libraries that reference other libraries or header files that reference other header files, makes guaranteed true static compilation sometimes next to impossible. Further, some utilities on Windows and Macintosh systems are proprietary and porting them from system to system may violate their respective terms of use. Even if that wasn’t an issue, these utilities could not be distributed as part of a Carnivore system and would have to be uniquely harvested from native systems by the field practitioner, then added to the CarnivoreLE system in order to be useful.</text:span></text:p>
      <text:p text:style-name="P8">For these reasons and likely others, we have chosen to use native utilities following two requirements. First, that each utility is called by the full expected path and not by a path variable and, second, that each properly named utility found at the full path location matches by hash value <text:span text:style-name="T24">one of a reference set </text:span>of known values using both Message Digest 5 (<text:span text:style-name="T8">MD5</text:span>) and Secure Hash Algorithm <text:span text:style-name="T36">256 </text:span>(<text:span text:style-name="T8">SHA</text:span><text:span text:style-name="T20">256</text:span>). Hashing is accomplished in the very early stages of CarnivoreLE execution and provides annunciation to the practitioner of the results so a decision can be made as to whether or not to run a given module if the hash verification fails. CarnivoreLE does not make moral decisions as to whether a given action is good or bad, but leaves it up to the practitioner to decide. If a utility fails hash verification, the practitioner should have articulable reasons for running the dependent module anyway.</text:p>
      <text:p text:style-name="P9">CarnivoreLE relies on <text:span text:style-name="T8">hashdeep</text:span> <text:span text:style-name="T27">in the utverify module </text:span>to accomplish this. <text:span text:style-name="T24">It ships with three populated reference sets – </text:span><text:span text:style-name="T9">uthashes-lin.txt</text:span><text:span text:style-name="T24">, </text:span><text:span text:style-name="T9">uthashes-mac.txt</text:span><text:span text:style-name="T24">, and </text:span><text:span text:style-name="T9">uthashes-win.txt</text:span><text:span text:style-name="T24">. These reference sets were created on known and trusted native systems (GNU/Linux, Macintosh, and Windows) and are in a format specific to </text:span><text:span text:style-name="T9">hashdeep</text:span><text:span text:style-name="T24">. To expand the sets so that other versions of the same utilities can be added, the practitioner can run </text:span><text:span text:style-name="T9">hashdeep</text:span><text:span text:style-name="T24"> themselves on their own known and trusted systems that have </text:span><text:span text:style-name="T9">hashdeep</text:span><text:span text:style-name="T24"> installed. </text:span><text:span text:style-name="T9">hashdeep</text:span><text:span text:style-name="T24"> is available in the repositories of most major GNU/Linux distributions. Source code can be obtained from here:</text:span></text:p>
      <text:p text:style-name="P16"><text:tab/><text:a xlink:type="simple" xlink:href="http://md5deep.sourceforge.net/" text:style-name="Internet_20_link" text:visited-style-name="Visited_20_Internet_20_Link">http://md5deep.sourceforge.net/</text:a></text:p>
      <text:p text:style-name="P10"><text:span text:style-name="T25">The utilities to be audited are provided to </text:span><text:span text:style-name="T10">hashdeep</text:span><text:span text:style-name="T25"> via one of three lists respective of each operating system – </text:span><text:span text:style-name="T10">utlist-lin.txt</text:span><text:span text:style-name="T25">, </text:span><text:span text:style-name="T10">utlist-mac.txt</text:span><text:span text:style-name="T25">, and </text:span><text:span text:style-name="T10">utlist-win.txt</text:span><text:span text:style-name="T25">. These are simply text files with the full path and filename of each utility written one per line and all three ship with CarnivoreLE. The command to generate the </text:span><text:span text:style-name="T9">uthashes-*.txt</text:span><text:span text:style-name="T25"> file is:</text:span></text:p>
      <text:p text:style-name="P11">GNU/Linux:</text:p>
      <text:p text:style-name="Preformatted_20_Text"><text:soft-page-break/><text:span text:style-name="T8"><text:tab/>$ hashdeep -f utlist-lin.txt </text:span><text:span text:style-name="T13">&gt; uthashes-lin.txt</text:span></text:p>
      <text:p text:style-name="P11"/>
      <text:p text:style-name="P11">Macintosh:</text:p>
      <text:p text:style-name="Preformatted_20_Text"><text:tab/><text:span text:style-name="T8">$ hashdeep -f utlist-mac.txt </text:span><text:span text:style-name="T13">&gt; uthashes-mac.txt</text:span></text:p>
      <text:p text:style-name="P11"/>
      <text:p text:style-name="P11">Windows:</text:p>
      <text:p text:style-name="Preformatted_20_Text"><text:tab/><text:span text:style-name="T8">&gt; hashdeep64.exe -f utlist-win.txt </text:span><text:span text:style-name="T13">&gt; uthashes-win.txt</text:span></text:p>
      <text:p text:style-name="P10"/>
      <text:p text:style-name="P10"><text:span text:style-name="T27">Take precautions not to overwrite the original or last updated </text:span><text:span text:style-name="T13">uthashes-*.txt file</text:span><text:span text:style-name="T27">. It is recommended that the new results be compared with those from the respective </text:span><text:span text:style-name="T9">uthashes-*.txt</text:span><text:span text:style-name="T24"> and deduplicated. Both the </text:span><text:span text:style-name="T9">uthashes-*.txt</text:span><text:span text:style-name="T24"> and </text:span><text:span text:style-name="T9">ut</text:span><text:span text:style-name="T11">list</text:span><text:span text:style-name="T9">-*.txt</text:span><text:span text:style-name="T24"> files can be found in CarnivoreLE’s </text:span><text:span text:style-name="T9">config</text:span><text:span text:style-name="T24"> directory. New or modified versions of these files must be placed in this directory and bear the same name as the replaced original or they will not be recognized by CarnivoreLE.</text:span></text:p>
      <text:p text:style-name="P12">Once CarnivoreLE use<text:span text:style-name="T27">age</text:span> against a DUT is complete, an output report will be located in the session’s evidence directory.</text:p>
      <text:p text:style-name="P13">Return values for utverify are as follows:</text:p>
      <text:p text:style-name="P43">0 <text:s text:c="3"/>Success</text:p>
      <text:p text:style-name="List_20_Contents">Note that the program considers itself successful even when it encounters read errors, permission denied errors, or finds directories when not in recursive mode.</text:p>
      <text:p text:style-name="P43">1 <text:s text:c="3"/>Unused hashes</text:p>
      <text:p text:style-name="List_20_Contents">Under any of the matching modes, returns this value <text:span text:style-name="T27">if one or more of the known hashes was not matched by any of the input files.</text:span></text:p>
      <text:p text:style-name="P43">2 <text:s text:c="3"/>Unmatched inputs</text:p>
      <text:p text:style-name="List_20_Contents">Under any of the matching modes, returns this <text:span text:style-name="T27">value if one or more of the input values did not match any of the known hashes.</text:span></text:p>
      <text:p text:style-name="P43">64 <text:s text:c="2"/>User error</text:p>
      <text:p text:style-name="List_20_Contents"><text:span text:style-name="T27">S</text:span>uch as trying to do both positive and negative <text:span text:style-name="T27">matching at the same time.</text:span></text:p>
      <text:p text:style-name="P43">128 <text:s/>Internal error</text:p>
      <text:p text:style-name="List_20_Contents"><text:span text:style-name="T27">S</text:span>uch as memory corruption or uncaught 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yt Harness</meta:initial-creator>
    <meta:creation-date>2018-02-17T17:01:25.961233950</meta:creation-date>
    <meta:generator>LibreOffice/6.0.5.2$Linux_X86_64 LibreOffice_project/00m0$Build-2</meta:generator>
    <dc:date>2018-07-13T10:48:55.779552056</dc:date>
    <dc:creator>Hoyt Harness</dc:creator>
    <meta:editing-duration>PT1H19M6S</meta:editing-duration>
    <meta:editing-cycles>13</meta:editing-cycles>
    <meta:document-statistic meta:table-count="0" meta:image-count="0" meta:object-count="0" meta:page-count="8" meta:paragraph-count="160" meta:word-count="2329" meta:character-count="14931" meta:non-whitespace-character-count="12762"/>
  </office:meta>
</office:document-meta>
</file>